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4E00000230B1CEAF90.png" manifest:media-type="image/png"/>
  <manifest:file-entry manifest:full-path="Pictures/100000000000044E0000022512F416E2.png" manifest:media-type="image/png"/>
  <manifest:file-entry manifest:full-path="Pictures/10000000000004500000022B54561BB7.png" manifest:media-type="image/png"/>
  <manifest:file-entry manifest:full-path="Pictures/100000000000045100000243D42A51B2.png" manifest:media-type="image/png"/>
  <manifest:file-entry manifest:full-path="Pictures/100000000000045700000227084E46FA.png" manifest:media-type="image/png"/>
  <manifest:file-entry manifest:full-path="Pictures/100000000000045B000002279B58C3E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1" draw:layer="layout" svg:width="26.546cm" svg:height="13.115cm" svg:x="1.2cm" svg:y="4.485cm">
          <draw:image xlink:href="Pictures/100000000000045B000002279B58C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554cm" svg:height="12.178cm" svg:x="1.722cm" svg:y="4.914cm" presentation:class="graphic">
          <draw:image xlink:href="Pictures/100000000000045700000227084E46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242cm" svg:height="12.178cm" svg:x="2.378cm" svg:y="4.914cm" presentation:class="graphic">
          <draw:image xlink:href="Pictures/100000000000045100000243D42A5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242cm" svg:height="12.178cm" svg:x="2.378cm" svg:y="4.914cm" presentation:class="graphic">
          <draw:image xlink:href="Pictures/100000000000045100000243D42A5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445cm" svg:height="12.178cm" svg:x="1.776cm" svg:y="4.914cm" presentation:class="graphic">
          <draw:image xlink:href="Pictures/100000000000044E0000022512F41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225cm" svg:height="12.178cm" svg:x="1.886cm" svg:y="4.914cm" presentation:class="graphic">
          <draw:image xlink:href="Pictures/10000000000004500000022B54561B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3.964cm" svg:height="12.178cm" svg:x="2.017cm" svg:y="4.914cm" presentation:class="graphic">
          <draw:image xlink:href="Pictures/100000000000044E00000230B1CEAF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1:56:43.993333335</meta:creation-date>
    <dc:date>2015-02-06T11:59:14.808743698</dc:date>
    <meta:editing-duration>P0D</meta:editing-duration>
    <meta:editing-cycles>1</meta:editing-cycles>
    <meta:document-statistic meta:object-count="50"/>
    <meta:generator>LibreOffice/4.2.7.2$Linux_x86 LibreOffice_project/420m0$Build-2</meta:generator>
  </office:meta>
</office:document-meta>
</file>